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485cm" svg:height="6.194cm" svg:x="5.293cm" svg:y="0cm">
            <draw:object draw:notify-on-update-of-ranges="Sheet1.A6:Sheet1.A6 Sheet1.A7:Sheet1.A27 Sheet1.B6:Sheet1.B6 Sheet1.B7:Sheet1.B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office:value-type="string">
            <text:p>RP/RL</text:p>
          </table:table-cell>
          <table:table-cell office:value-type="float" office:value="0.1">
            <text:p>0,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string">
            <text:p>U2/U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7]/(1+[.B$3]*[.A7]*(1-[.A7]))" office:value-type="float" office:value="0">
            <text:p>0</text:p>
          </table:table-cell>
        </table:table-row>
        <table:table-row table:style-name="ro2">
          <table:table-cell office:value-type="float" office:value="0.05">
            <text:p>0,05</text:p>
          </table:table-cell>
          <table:table-cell table:formula="of:=[.A8]/(1+[.B$3]*[.A8]*(1-[.A8]))" office:value-type="float" office:value="0.0497636227917392">
            <text:p>0,0497636228</text:p>
          </table:table-cell>
        </table:table-row>
        <table:table-row table:style-name="ro2">
          <table:table-cell office:value-type="float" office:value="0.1">
            <text:p>0,1</text:p>
          </table:table-cell>
          <table:table-cell table:formula="of:=[.A9]/(1+[.B$3]*[.A9]*(1-[.A9]))" office:value-type="float" office:value="0.0991080277502478">
            <text:p>0,0991080278</text:p>
          </table:table-cell>
        </table:table-row>
        <table:table-row table:style-name="ro2">
          <table:table-cell office:value-type="float" office:value="0.15">
            <text:p>0,15</text:p>
          </table:table-cell>
          <table:table-cell table:formula="of:=[.A10]/(1+[.B$3]*[.A10]*(1-[.A10]))" office:value-type="float" office:value="0.148111577388299">
            <text:p>0,1481115774</text:p>
          </table:table-cell>
        </table:table-row>
        <table:table-row table:style-name="ro2">
          <table:table-cell office:value-type="float" office:value="0.2">
            <text:p>0,2</text:p>
          </table:table-cell>
          <table:table-cell table:formula="of:=[.A11]/(1+[.B$3]*[.A11]*(1-[.A11]))" office:value-type="float" office:value="0.196850393700787">
            <text:p>0,196850393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formula="of:=[.A12]/(1+[.B$3]*[.A12]*(1-[.A12]))" office:value-type="float" office:value="0.245398773006135">
            <text:p>0,245398773</text:p>
          </table:table-cell>
        </table:table-row>
        <table:table-row table:style-name="ro2">
          <table:table-cell office:value-type="float" office:value="0.3">
            <text:p>0,3</text:p>
          </table:table-cell>
          <table:table-cell table:formula="of:=[.A13]/(1+[.B$3]*[.A13]*(1-[.A13]))" office:value-type="float" office:value="0.29382957884427">
            <text:p>0,2938295788</text:p>
          </table:table-cell>
        </table:table-row>
        <table:table-row table:style-name="ro2">
          <table:table-cell office:value-type="float" office:value="0.35">
            <text:p>0,35</text:p>
          </table:table-cell>
          <table:table-cell table:formula="of:=[.A14]/(1+[.B$3]*[.A14]*(1-[.A14]))" office:value-type="float" office:value="0.342214617452945">
            <text:p>0,3422146175</text:p>
          </table:table-cell>
        </table:table-row>
        <table:table-row table:style-name="ro2">
          <table:table-cell office:value-type="float" office:value="0.4">
            <text:p>0,4</text:p>
          </table:table-cell>
          <table:table-cell table:formula="of:=[.A15]/(1+[.B$3]*[.A15]*(1-[.A15]))" office:value-type="float" office:value="0.390625">
            <text:p>0,390625</text:p>
          </table:table-cell>
        </table:table-row>
        <table:table-row table:style-name="ro2">
          <table:table-cell office:value-type="float" office:value="0.45">
            <text:p>0,45</text:p>
          </table:table-cell>
          <table:table-cell table:formula="of:=[.A16]/(1+[.B$3]*[.A16]*(1-[.A16]))" office:value-type="float" office:value="0.439131495486704">
            <text:p>0,4391314955</text:p>
          </table:table-cell>
        </table:table-row>
        <table:table-row table:style-name="ro2">
          <table:table-cell office:value-type="float" office:value="0.5">
            <text:p>0,5</text:p>
          </table:table-cell>
          <table:table-cell table:formula="of:=[.A17]/(1+[.B$3]*[.A17]*(1-[.A17]))" office:value-type="float" office:value="0.487804878048781">
            <text:p>0,487804878</text:p>
          </table:table-cell>
        </table:table-row>
        <table:table-row table:style-name="ro2">
          <table:table-cell office:value-type="float" office:value="0.55">
            <text:p>0,55</text:p>
          </table:table-cell>
          <table:table-cell table:formula="of:=[.A18]/(1+[.B$3]*[.A18]*(1-[.A18]))" office:value-type="float" office:value="0.536716272261527">
            <text:p>0,5367162723</text:p>
          </table:table-cell>
        </table:table-row>
        <table:table-row table:style-name="ro2">
          <table:table-cell office:value-type="float" office:value="0.6">
            <text:p>0,6</text:p>
          </table:table-cell>
          <table:table-cell table:formula="of:=[.A19]/(1+[.B$3]*[.A19]*(1-[.A19]))" office:value-type="float" office:value="0.5859375">
            <text:p>0,5859375</text:p>
          </table:table-cell>
        </table:table-row>
        <table:table-row table:style-name="ro2">
          <table:table-cell office:value-type="float" office:value="0.65">
            <text:p>0,65</text:p>
          </table:table-cell>
          <table:table-cell table:formula="of:=[.A20]/(1+[.B$3]*[.A20]*(1-[.A20]))" office:value-type="float" office:value="0.635541432412613">
            <text:p>0,6355414324</text:p>
          </table:table-cell>
        </table:table-row>
        <table:table-row table:style-name="ro2">
          <table:table-cell office:value-type="float" office:value="0.7">
            <text:p>0,7</text:p>
          </table:table-cell>
          <table:table-cell table:formula="of:=[.A21]/(1+[.B$3]*[.A21]*(1-[.A21]))" office:value-type="float" office:value="0.685602350636631">
            <text:p>0,6856023506</text:p>
          </table:table-cell>
        </table:table-row>
        <table:table-row table:style-name="ro2">
          <table:table-cell office:value-type="float" office:value="0.75">
            <text:p>0,75</text:p>
          </table:table-cell>
          <table:table-cell table:formula="of:=[.A22]/(1+[.B$3]*[.A22]*(1-[.A22]))" office:value-type="float" office:value="0.736196319018405">
            <text:p>0,736196319</text:p>
          </table:table-cell>
        </table:table-row>
        <table:table-row table:style-name="ro2">
          <table:table-cell office:value-type="float" office:value="0.8">
            <text:p>0,8</text:p>
          </table:table-cell>
          <table:table-cell table:formula="of:=[.A23]/(1+[.B$3]*[.A23]*(1-[.A23]))" office:value-type="float" office:value="0.78740157480315">
            <text:p>0,7874015748</text:p>
          </table:table-cell>
        </table:table-row>
        <table:table-row table:style-name="ro2">
          <table:table-cell office:value-type="float" office:value="0.85">
            <text:p>0,85</text:p>
          </table:table-cell>
          <table:table-cell table:formula="of:=[.A24]/(1+[.B$3]*[.A24]*(1-[.A24]))" office:value-type="float" office:value="0.839298938533695">
            <text:p>0,8392989385</text:p>
          </table:table-cell>
        </table:table-row>
        <table:table-row table:style-name="ro2">
          <table:table-cell office:value-type="float" office:value="0.9">
            <text:p>0,9</text:p>
          </table:table-cell>
          <table:table-cell table:formula="of:=[.A25]/(1+[.B$3]*[.A25]*(1-[.A25]))" office:value-type="float" office:value="0.89197224975223">
            <text:p>0,8919722498</text:p>
          </table:table-cell>
        </table:table-row>
        <table:table-row table:style-name="ro2">
          <table:table-cell office:value-type="float" office:value="0.95">
            <text:p>0,95</text:p>
          </table:table-cell>
          <table:table-cell table:formula="of:=[.A26]/(1+[.B$3]*[.A26]*(1-[.A26]))" office:value-type="float" office:value="0.945508833043045">
            <text:p>0,945508833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27]/(1+[.B$3]*[.A27]*(1-[.A27]))"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09:36:10</meta:creation-date>
    <dc:date>2014-11-27T10:50:39</dc:date>
    <meta:editing-duration>PT59M19S</meta:editing-duration>
    <meta:editing-cycles>1</meta:editing-cycles>
    <meta:document-statistic meta:table-count="3" meta:cell-count="46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86cm" svg:height="6.195cm" xlink:href=".." xlink:type="simple" chart:class="chart:scatter" chart:style-name="ch1">
        <chart:legend svg:x="2.89cm" svg:y="1.585cm" style:legend-expansion="custom" chartooo:width="1.498cm" chartooo:height="0.411cm" style:legend-expansion-aspect-ratio="3.64476885644769" chart:style-name="ch2"/>
        <chart:plot-area chart:style-name="ch3" table:cell-range-address="Sheet1.A6:Sheet1.B27" chart:data-source-has-labels="row" svg:x="0.346cm" svg:y="0.525cm" svg:width="10.973cm" svg:height="5.457cm">
          <chartooo:coordinate-region svg:x="1.073cm" svg:y="0.725cm" svg:width="10.007cm" svg:height="4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27" chart:label-cell-address="Sheet1.B6:Sheet1.B6" chart:class="chart:scatter">
            <chart:domain table:cell-range-address="Sheet1.A7:Sheet1.A27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2/U1</text:p>
                <draw:g>
                  <svg:desc>Sheet1.B6:Sheet1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27</svg:desc>
                </draw:g>
              </table:table-cell>
              <table:table-cell office:value-type="float" office:value="0">
                <text:p>0</text:p>
                <draw:g>
                  <svg:desc>Sheet1.B7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497636227917392">
                <text:p>0.0497636227917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991080277502478">
                <text:p>0.0991080277502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148111577388299">
                <text:p>0.148111577388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96850393700787">
                <text:p>0.196850393700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245398773006135">
                <text:p>0.245398773006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29382957884427">
                <text:p>0.29382957884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342214617452945">
                <text:p>0.342214617452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439131495486704">
                <text:p>0.43913149548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487804878048781">
                <text:p>0.487804878048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536716272261527">
                <text:p>0.536716272261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5859375">
                <text:p>0.58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635541432412613">
                <text:p>0.635541432412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685602350636631">
                <text:p>0.685602350636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736196319018405">
                <text:p>0.736196319018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839298938533695">
                <text:p>0.839298938533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89197224975223">
                <text:p>0.89197224975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945508833043045">
                <text:p>0.945508833043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